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WW8Num12">
      <style:text-properties officeooo:paragraph-rsid="000a187c"/>
    </style:style>
    <style:style style:name="P2" style:family="paragraph" style:parent-style-name="Standard" style:list-style-name="WW8Num7">
      <style:text-properties fo:font-size="11pt" officeooo:paragraph-rsid="000a187c" style:font-size-asian="11pt" style:font-size-complex="11pt"/>
    </style:style>
    <style:style style:name="P3" style:family="paragraph" style:parent-style-name="Standard" style:list-style-name="WW8Num12">
      <style:text-properties fo:font-size="11pt" officeooo:paragraph-rsid="000a187c" style:font-size-asian="11pt" style:font-size-complex="11pt"/>
    </style:style>
    <style:style style:name="P4" style:family="paragraph" style:parent-style-name="Standard">
      <style:text-properties officeooo:paragraph-rsid="000a187c"/>
    </style:style>
    <style:style style:name="P5" style:family="paragraph" style:parent-style-name="Standard">
      <style:text-properties officeooo:rsid="000a187c" officeooo:paragraph-rsid="000a187c"/>
    </style:style>
    <style:style style:name="P6" style:family="paragraph" style:parent-style-name="Standard" style:list-style-name="L1">
      <style:text-properties officeooo:rsid="000a187c" officeooo:paragraph-rsid="000a187c"/>
    </style:style>
    <style:style style:name="P7" style:family="paragraph" style:parent-style-name="Standard">
      <style:text-properties officeooo:rsid="000b503c" officeooo:paragraph-rsid="000b503c"/>
    </style:style>
    <style:style style:name="P8" style:family="paragraph" style:parent-style-name="Standard" style:list-style-name="WW8Num7">
      <style:paragraph-properties fo:margin-top="0.0417in" fo:margin-bottom="0in" loext:contextual-spacing="false"/>
      <style:text-properties fo:font-size="11pt" officeooo:paragraph-rsid="000a187c" style:font-size-asian="11pt" style:font-size-complex="11pt"/>
    </style:style>
    <style:style style:name="P9" style:family="paragraph" style:parent-style-name="Standard">
      <style:paragraph-properties fo:margin-left="0.4in" fo:margin-right="0in" fo:margin-top="0.0417in" fo:margin-bottom="0in" loext:contextual-spacing="false" fo:text-indent="0in" style:auto-text-indent="false"/>
      <style:text-properties fo:font-size="11pt" officeooo:paragraph-rsid="000a187c" style:font-size-asian="11pt" style:font-size-complex="11pt"/>
    </style:style>
    <style:style style:name="P10" style:family="paragraph" style:parent-style-name="Standard">
      <style:paragraph-properties fo:margin-left="0.4in" fo:margin-right="0in" fo:text-indent="0in" style:auto-text-indent="false"/>
      <style:text-properties fo:font-size="11pt" officeooo:paragraph-rsid="000a187c" style:font-size-asian="11pt" style:font-size-complex="11pt"/>
    </style:style>
    <style:style style:name="T1" style:family="text">
      <style:text-properties fo:font-size="11pt" style:font-size-asian="11pt" style:font-size-complex="11pt"/>
    </style:style>
    <style:style style:name="T2" style:family="text">
      <style:text-properties fo:font-size="11pt" officeooo:rsid="000b503c" style:font-size-asian="11pt" style:font-size-complex="11pt"/>
    </style:style>
    <style:style style:name="T3" style:family="text">
      <style:text-properties fo:font-size="11pt" officeooo:rsid="000a187c"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La gestión de aspectos relacionados con la educación en plataformas digitales afronta diversos problemas y retos a los cuales la UPM no es ajena.</text:span></text:p>
      <text:p text:style-name="P5"><text:span text:style-name="T1">En la actualidad, nuestra principal plataforma digital en la universidad, Moodle, presenta algunas carencias tanto a nivel técnico como a nivel resolutivo.<text:line-break/></text:span></text:p>
      <text:p text:style-name="P5"><text:span text:style-name="T1">A nivel resolutivo encontramos tres problemas principales:</text:span></text:p>
      <text:list xml:id="list6986159302715259859" text:style-name="L1">
        <text:list-item>
          <text:p text:style-name="P6"><text:span text:style-name="T1">No es una herramienta integral y parte de la información útil se encuentra diseminada en otros espacios.</text:span></text:p>
        </text:list-item>
        <text:list-item>
          <text:p text:style-name="P6"><text:span text:style-name="T1">No da respuesta a las necesidades de acceso a material de estudio del cuerpo estudiantil. Siendo el principal motivo de este problema el que la información recogida en estos portales provee de una única fuente.</text:span></text:p>
        </text:list-item>
        <text:list-item>
          <text:p text:style-name="P6"><text:span text:style-name="T1">No existe coordinación entre los distintos niveles jerárquicos de la universidad cuando se habla de los contenidos digitales. Los distintos niveles y entidades pueden encontrarse bajo en mismo espacio de e-educación, pero la coordinación entre los mismos tiende a nula y ello contribuye a una información dispersa.</text:span></text:p>
        </text:list-item>
      </text:list>
      <text:p text:style-name="P5"><text:span text:style-name="T1"/></text:p>
      <text:p text:style-name="P5"><text:span text:style-name="T1">A nivel técnico se entienden diversos problemas siendo la visión general de todos ellos que el desarrollo ha evolucionado considerablemente desde que se concebió Moodle. El enfoque de (L)CMS que se propone 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text:span text:style-name="T2">s</text:span><text:span text:style-name="T1">e refiere.</text:span></text:p>
      <text:p text:style-name="P5"><text:span text:style-name="T1"/></text:p>
      <text:p text:style-name="P7"><text:span text:style-name="T1">El objetivo del presente PFG es proposición de una alternativa técnica que de resolución a los problemas (técnicos y resolutivos) detectados. En otras palabras, se persigue la proyección y desarrollo de una plataforma de e-educación (basados en nuevas tecnologías y los enfoques que estas apoyan) que contenga la información de forma integral y coodinada tanto entre las distintas entidades de la institución como su alumn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7z0" style:family="text"/>
    <style:style style:name="WW8Num7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space" fo:text-indent="-0.3in" fo:margin-left="0.3in"/>
        </style:list-level-properties>
      </text:list-level-style-number>
      <text:list-level-style-bullet text:level="2" text:style-name="WW8Num7z1"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7z0"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7z0"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3T15:43:04.097909297</meta:creation-date>
    <meta:generator>LibreOffice/4.4.6.3$Linux_X86_64 LibreOffice_project/40m0$Build-3</meta:generator>
    <dc:date>2016-03-23T16:14:24.745681177</dc:date>
    <dc:creator>victor perez</dc:creator>
    <meta:editing-duration>PT15M34S</meta:editing-duration>
    <meta:editing-cycles>2</meta:editing-cycles>
    <meta:document-statistic meta:table-count="0" meta:image-count="0" meta:object-count="0" meta:page-count="1" meta:paragraph-count="8" meta:word-count="296" meta:character-count="1895" meta:non-whitespace-character-count="1609"/>
  </office:meta>
</office:document-meta>
</file>